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1" svg:font-family="Arial" style:font-family-generic="swiss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26pt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28pt" style:font-size-asian="28pt" style:font-size-complex="28pt"/>
    </style:style>
    <style:style style:name="P5" style:family="paragraph" style:parent-style-name="Standard" style:list-style-name="">
      <style:paragraph-properties fo:margin-left="0in" fo:margin-right="0in" fo:margin-top="0in" fo:margin-bottom="0.1575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1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7e_LT_7e_Gliederung_20_2" style:list-style-name="">
      <style:paragraph-properties fo:margin-left="0in" fo:margin-right="0in" fo:margin-top="0in" fo:margin-bottom="0.1575in" fo:text-indent="0in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7" style:family="paragraph" style:parent-style-name="Default_7e_LT_7e_Gliederung_20_2" style:list-style-name="">
      <style:paragraph-properties fo:margin-left="0in" fo:margin-right="0in" fo:margin-top="0in" fo:margin-bottom="0.1575in" fo:text-indent="0in" style:auto-text-indent="false" style:text-autospace="none"/>
      <style:text-properties style:font-name="Arial1"/>
    </style:style>
    <style:style style:name="T1" style:family="text"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Source Comes to Campus</text:p>
      <text:p text:style-name="P3">Chicago</text:p>
      <text:p text:style-name="P2"/>
      <text:p text:style-name="P2"/>
      <text:p text:style-name="P4">Wednesday</text:p>
      <text:p text:style-name="P1"/>
      <text:p text:style-name="P6">5:00 – 5:30 <text:s/>Laptop Setup, Snacks, Intros</text:p>
      <text:p text:style-name="P6">5:30 – 6:30 <text:s/>Open Source Tools</text:p>
      <text:p text:style-name="P6">6:30 – 7:30 <text:s/>Practicing Git</text:p>
      <text:p text:style-name="P6">7:30 – 8:00 <text:s/>How to Find a Project</text:p>
      <text:p text:style-name="P6">8:00 – 9:00 <text:s/>Dinner!</text:p>
      <text:p text:style-name="P6"/>
      <text:p text:style-name="P5">Thursday</text:p>
      <text:p text:style-name="P6">5:00 – 5:30 <text:s/>Snacks, Career Panel</text:p>
      <text:p text:style-name="P7"><text:span text:style-name="T2">5:30 – 8:00 <text:s/>Contributions Workshop / Optional Review</text:span></text:p>
      <text:p text:style-name="P6"><text:span text:style-name="T2">8:00 – 9:00 <text:s/>Dinner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Arial1" svg:font-family="Arial" style:font-family-generic="swiss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 Unicode MS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5T09:12:16</meta:creation-date>
    <dc:date>2013-09-25T09:18:14</dc:date>
    <dc:creator>Shauna </dc:creator>
    <meta:editing-duration>P0D</meta:editing-duration>
    <meta:editing-cycles>1</meta:editing-cycles>
    <meta:document-statistic meta:table-count="0" meta:image-count="0" meta:object-count="0" meta:page-count="1" meta:paragraph-count="12" meta:word-count="56" meta:character-count="309" meta:non-whitespace-character-count="257"/>
    <meta:generator>LibreOffice/3.5$Linux_x86 LibreOffice_project/350m1$Build-2</meta:generator>
  </office:meta>
</office:document-meta>
</file>